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190000000355B907FB.png" manifest:media-type="image/png"/>
  <manifest:file-entry manifest:full-path="Pictures/10000201000005F00000026A35A6EFE1.png" manifest:media-type="image/png"/>
  <manifest:file-entry manifest:full-path="Pictures/10000201000003190000026ABFACD8F9.png" manifest:media-type="image/png"/>
  <manifest:file-entry manifest:full-path="Pictures/10000201000000EA0000003198082320.png" manifest:media-type="image/png"/>
  <manifest:file-entry manifest:full-path="Pictures/100002010000003A0000006B9A1B6F04.png" manifest:media-type="image/png"/>
  <manifest:file-entry manifest:full-path="Pictures/10000201000001EC000000312186AA32.png" manifest:media-type="image/png"/>
  <manifest:file-entry manifest:full-path="Pictures/10000201000003A0000002B1C98AB375.png" manifest:media-type="image/png"/>
  <manifest:file-entry manifest:full-path="Pictures/100002010000032F000000AFE5803907.png" manifest:media-type="image/png"/>
  <manifest:file-entry manifest:full-path="Pictures/100002010000010A00000028057898A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6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6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6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6">
      <style:graphic-properties draw:stroke="none" draw:fill="none" draw:textarea-vertical-align="bottom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Parallels-backgroundobjects" style:list-style-name="L2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Parallels-notes">
      <style:graphic-properties draw:stroke="none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3" style:family="presentation" style:parent-style-name="Title2-title">
      <style:graphic-properties fo:min-height="2.748cm"/>
    </style:style>
    <style:style style:name="pr4" style:family="presentation" style:parent-style-name="Title2-outline1">
      <style:graphic-properties fo:min-height="12.574cm"/>
    </style:style>
    <style:style style:name="pr5" style:family="presentation" style:parent-style-name="Title2-notes">
      <style:graphic-properties draw:fill-color="#ffffff" fo:min-height="11.616cm"/>
    </style:style>
    <style:style style:name="pr6" style:family="presentation" style:parent-style-name="Title2-outline1">
      <style:graphic-properties fo:min-height="11.05cm"/>
    </style:style>
    <style:style style:name="pr7" style:family="presentation" style:parent-style-name="Logo_20_Slide-subtitle">
      <style:graphic-properties draw:fill-color="#ffffff" fo:min-height="1.575cm"/>
    </style:style>
    <style:style style:name="pr8" style:family="presentation" style:parent-style-name="Logo_20_Slide-notes">
      <style:graphic-properties draw:fill-color="#ffffff" draw:auto-grow-height="true" fo:min-height="11.641cm"/>
    </style:style>
    <style:style style:name="P1" style:family="paragraph">
      <style:paragraph-properties fo:margin-top="0.176cm" fo:margin-bottom="0cm" fo:text-align="start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style:paragraph-properties fo:margin-top="0.176cm" fo:margin-bottom="0cm" fo:text-align="start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" style:family="paragraph">
      <style:paragraph-properties fo:margin-top="0cm" fo:margin-bottom="0cm" fo:text-align="start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fo:margin-top="0cm" fo:margin-bottom="0cm" fo:text-align="start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5" style:family="paragraph">
      <style:paragraph-properties fo:margin-left="0.631cm" fo:margin-right="0cm" fo:margin-top="0.106cm" fo:margin-bottom="0cm" fo:text-align="start" fo:text-indent="-0.616cm" style:punctuation-wrap="hanging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</style:style>
    <style:style style:name="P6" style:family="paragraph">
      <style:paragraph-properties fo:margin-left="0.631cm" fo:margin-right="0cm" fo:margin-top="0.106cm" fo:margin-bottom="0cm" fo:text-align="start" fo:text-indent="0cm" style:punctuation-wrap="hanging" style:font-independent-line-spacing="true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  <style:text-properties fo:font-size="18pt"/>
    </style:style>
    <style:style style:name="P7" style:family="paragraph">
      <style:paragraph-properties fo:margin-left="0.631cm" fo:margin-right="0cm" fo:margin-top="0.212cm" fo:margin-bottom="0cm" fo:text-align="start" fo:text-indent="-0.616cm" style:punctuation-wrap="hanging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</style:style>
    <style:style style:name="P8" style:family="paragraph">
      <style:paragraph-properties fo:margin-left="0.631cm" fo:margin-right="0cm" fo:margin-top="0.212cm" fo:margin-bottom="0cm" fo:text-align="start" fo:text-indent="0cm" style:punctuation-wrap="hanging" style:font-independent-line-spacing="true">
        <style:tab-stops>
          <style:tab-stop style:position="0.631cm"/>
          <style:tab-stop style:position="1.901cm"/>
          <style:tab-stop style:position="3.171cm"/>
          <style:tab-stop style:position="4.441cm"/>
          <style:tab-stop style:position="5.711cm"/>
          <style:tab-stop style:position="6.981cm"/>
          <style:tab-stop style:position="8.251cm"/>
          <style:tab-stop style:position="9.521cm"/>
          <style:tab-stop style:position="10.791cm"/>
          <style:tab-stop style:position="12.061cm"/>
          <style:tab-stop style:position="13.331cm"/>
          <style:tab-stop style:position="14.601cm"/>
          <style:tab-stop style:position="15.871cm"/>
          <style:tab-stop style:position="17.141cm"/>
          <style:tab-stop style:position="18.411cm"/>
          <style:tab-stop style:position="19.681cm"/>
          <style:tab-stop style:position="20.951cm"/>
          <style:tab-stop style:position="22.221cm"/>
          <style:tab-stop style:position="23.491cm"/>
          <style:tab-stop style:position="24.761cm"/>
          <style:tab-stop style:position="26.031cm"/>
        </style:tab-stops>
      </style:paragraph-properties>
      <style:text-properties fo:font-size="18pt"/>
    </style:style>
    <style:style style:name="P9" style:family="paragraph">
      <style:paragraph-properties fo:margin-top="0cm" fo:margin-bottom="0cm" fo:text-align="start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start" style:punctuation-wrap="hanging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end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paragraph-properties fo:margin-top="0cm" fo:margin-bottom="0cm" fo:text-align="end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color="#ff0000" fo:font-size="88pt" style:font-size-asian="88pt" style:font-size-complex="88pt"/>
    </style:style>
    <style:style style:name="T1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2" style:family="text">
      <style:text-properties fo:color="#ffffff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ffffff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8" style:family="text">
      <style:text-properties fo:font-family="Courier" style:font-family-generic="modern" style:font-pitch="fixed"/>
    </style:style>
    <style:style style:name="T9" style:family="text">
      <style:text-properties fo:font-family="Arial" style:font-family-generic="swiss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0000" fo:font-size="88pt" style:font-size-asian="88pt" style:font-size-complex="8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67cm"/>
        <style:text-properties fo:font-family="Arial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2cm"/>
        <style:text-properties fo:font-family="Arial" style:font-family-generic="swiss" style:font-pitch="variable" fo:color="#3c3c41" fo:font-size="65%"/>
      </text:list-level-style-bullet>
      <text:list-level-style-bullet text:level="3" text:bullet-char="&gt;">
        <style:list-level-properties text:space-before="1.741cm" text:min-label-width="0.494cm"/>
        <style:text-properties fo:font-family="Arial" style:font-family-generic="swiss" style:font-pitch="variable" fo:color="#3c3c41" fo:font-size="65%"/>
      </text:list-level-style-bullet>
      <text:list-level-style-bullet text:level="4" text:bullet-char="»">
        <style:list-level-properties text:space-before="2.553cm" text:min-label-width="0.467cm"/>
        <style:text-properties fo:font-family="Arial" style:font-family-generic="swiss" style:font-pitch="variable" fo:color="#3c3c41" fo:font-size="65%"/>
      </text:list-level-style-bullet>
      <text:list-level-style-bullet text:level="5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6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7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8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9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  <text:list-level-style-bullet text:level="10" text:bullet-char="~">
        <style:list-level-properties text:space-before="3.338cm" text:min-label-width="0.317cm"/>
        <style:text-properties fo:font-family="Arial" style:font-family-generic="swiss" style:font-pitch="variable" fo:color="#3c3c41" fo:font-size="6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rallels" presentation:presentation-page-layout-name="AL1T0">
        <office:forms form:automatic-focus="false" form:apply-design-mode="false"/>
        <draw:custom-shape draw:name="Text Box 1" draw:style-name="gr1" draw:text-style-name="P2" draw:layer="layout" svg:width="23.419cm" svg:height="1.11cm" svg:x="0.776cm" svg:y="16.201cm">
          <text:p text:style-name="P1"><text:span text:style-name="T1">CTO, Server Virtualization; SCSI Subsystem, Parisc Kernel Maintainer</text:span></text:p>
          <draw:enhanced-geometry svg:viewBox="0 0 21600 21600" draw:type="rectangle" draw:enhanced-path="M 0 0 L 21600 0 21600 21600 0 21600 0 0 Z N"/>
        </draw:custom-shape>
        <draw:custom-shape draw:name="Text Box 2" draw:style-name="gr2" draw:text-style-name="P4" draw:layer="layout" svg:width="16.95cm" svg:height="1.794cm" svg:x="0.745cm" svg:y="14.596cm">
          <text:p text:style-name="P3"><text:span text:style-name="T2">James Bottomley</text:span></text:p>
          <draw:enhanced-geometry svg:viewBox="0 0 21600 21600" draw:type="rectangle" draw:enhanced-path="M 0 0 L 21600 0 21600 21600 0 21600 0 0 Z N"/>
        </draw:custom-shape>
        <draw:custom-shape draw:name="Text Box 3" draw:style-name="gr3" draw:text-style-name="P6" draw:layer="layout" svg:width="6.323cm" svg:height="1.04cm" svg:x="0.825cm" svg:y="17.657cm">
          <text:p text:style-name="P5"><text:span text:style-name="T3">8 June 2012</text:span></text:p>
          <draw:enhanced-geometry svg:viewBox="0 0 21600 21600" draw:type="rectangle" draw:enhanced-path="M 0 0 L 21600 0 21600 21600 0 21600 0 0 Z N"/>
        </draw:custom-shape>
        <draw:custom-shape draw:name="Text Box 4" draw:style-name="gr4" draw:text-style-name="P8" draw:layer="layout" svg:width="23.767cm" svg:height="7.641cm" svg:x="0.948cm" svg:y="2.796cm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5">Lubricating Kernel Plumbing with Social Engineering</text:span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Rectangle 9" presentation:style-name="pr1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/text:p>
            </draw:text-box>
          </draw:frame>
          <draw:custom-shape draw:name="Text Box 1" draw:style-name="gr5" draw:text-style-name="P12" draw:layer="layout" svg:width="8.25cm" svg:height="1.265cm" svg:x="10.791cm" svg:y="24.126cm">
            <text:p text:style-name="P11"><text:span text:style-name="T7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6" draw:layer="layout" svg:width="14.848cm" svg:height="11.135cm" svg:x="3.075cm" svg:y="2.257cm" draw:page-number="1" presentation:class="page"/>
          <draw:frame draw:name="Rectangle 3" presentation:style-name="pr2" draw:text-style-name="P13" draw:layer="layout" svg:width="15.23cm" svg:height="11.42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In the Beginning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In 1992, the kernel began life as a very technical place.</text:p>
              </text:list-item>
              <text:list-item>
                <text:p>It had very few features and desperately needed others adding.</text:p>
              </text:list-item>
              <text:list-item>
                <text:p>Getting patches in was very easy simply because so much work needed to be done.</text:p>
              </text:list-item>
              <text:list-item>
                <text:p>Reviews were mostly done by Linus before he put your patch into his kernel tree.</text:p>
              </text:list-item>
              <text:list-item>
                <text:p>Reviews tended to concentrate on the technical substance of the patch rather than feature justification.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2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The Bottom Line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Anyone could get a patch into the kernel</text:p>
              </text:list-item>
              <text:list-item>
                <text:p>For almost any feature</text:p>
              </text:list-item>
              <text:list-item>
                <text:p>The only requirement was that you be able to write the code to implement it.</text:p>
              </text:list-item>
              <text:list-item>
                <text:p>Most of this early code wasn't of the highest quality</text:p>
                <text:list>
                  <text:list-item>
                    <text:p>SCSI old error handler and IDE driver full of busy waits</text:p>
                  </text:list-item>
                  <text:list-item>
                    <text:p>Block layer had a single lock to protect all devices</text:p>
                  </text:list-item>
                  <text:list-item>
                    <text:p>TTY layer had a static array for ttys and grew a bit like spaghetti.</text:p>
                  </text:list-item>
                </text:list>
              </text:list-item>
              <text:list-item>
                <text:p>Emphasis on enabling features rather than getting the code perfect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3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The Problems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This anything goes style produced a full featured kernel very fast</text:p>
              </text:list-item>
              <text:list-item>
                <text:p>But it left a lot of problems in its wake.</text:p>
              </text:list-item>
              <text:list-item>
                <text:p>Robustness and Scaling were really bad</text:p>
              </text:list-item>
              <text:list-item>
                <text:p>I mean really:</text:p>
                <text:list>
                  <text:list-item>
                    <text:p>The kernel was liable to crash frequently</text:p>
                  </text:list-item>
                  <text:list-item>
                    <text:p>More than one disk worked really slowly</text:p>
                  </text:list-item>
                  <text:list-item>
                    <text:p>If you had an error on your disk or cable, error recovery rarely actually recovered the error.</text:p>
                  </text:list-item>
                  <text:list-item>
                    <text:p>SMP, while functional rarely delivered the performance of more than one of your processors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4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About ten years later</text:p>
          </draw:text-box>
        </draw:frame>
        <draw:frame presentation:style-name="pr4" draw:layer="layout" svg:width="20.991cm" svg:height="12.573cm" svg:x="2.768cm" svg:y="4.316cm" presentation:class="outline" presentation:user-transformed="true">
          <draw:text-box>
            <text:list text:style-name="L4">
              <text:list-item>
                <text:p>Around the time of the first kernel summit in 2001 fixing the problems was becoming urgent</text:p>
              </text:list-item>
              <text:list-item>
                <text:p>Eric Youngdale rewrote the entire SCSI layer to give it a well defined API and a threaded error handler</text:p>
              </text:list-item>
              <text:list-item>
                <text:p>Jens Axboe rewrote the block layer to divide the single monolithic io lock into a fast, robust, per-queue locked system that would be able to scale.</text:p>
              </text:list-item>
              <text:list-item>
                <text:p>The USB subsystem got rewritten several times</text:p>
              </text:list-item>
              <text:list-item>
                <text:p>A programme of fine grained locking was introduced so we could reliably scale beyond a single CPU</text:p>
              </text:list-item>
              <text:list-item>
                <text:p>Unfortunately, everyone was too afraid to touch the TTY layer!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5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 presentation:user-transformed="true">
          <draw:text-box>
            <text:p>Attitudes Change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It's no longer about code and features</text:p>
              </text:list-item>
              <text:list-item>
                <text:p>It's about code quality and feature justification</text:p>
              </text:list-item>
              <text:list-item>
                <text:p>It also becomes more about ensuring that new code doesn't disrupt the old code</text:p>
                <text:list>
                  <text:list-item>
                    <text:p>i.e. doesn't cause regressions</text:p>
                  </text:list-item>
                </text:list>
              </text:list-item>
              <text:list-item>
                <text:p>Linus isn't the only one reviewing the code any more</text:p>
                <text:list>
                  <text:list-item>
                    <text:p>The kernel now has ~100 Maintainers</text:p>
                  </text:list-item>
                  <text:list-item>
                    <text:p>Each of whom is supposed to make sure the code going into their subsystem is correct and tested.</text:p>
                  </text:list-item>
                </text:list>
              </text:list-item>
              <text:list-item>
                <text:p>Review rises in importance as a vital function for code cleanliness in the kernel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6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Fast Forward to Today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The kernel is incredibly feature rich</text:p>
              </text:list-item>
              <text:list-item>
                <text:p>Which makes it very complex</text:p>
                <text:list>
                  <text:list-item>
                    <text:p>And thus, adding to the complexity with a new feature gets looked at very closely.</text:p>
                  </text:list-item>
                </text:list>
              </text:list-item>
              <text:list-item>
                <text:p>A lot of our effort goes into preventing regressions</text:p>
              </text:list-item>
              <text:list-item>
                <text:p>We've developed elaborate processes for all of this and a host of static checking tools</text:p>
              </text:list-item>
              <text:list-item>
                <text:p>It's no longer just about code, it's about style and process as well.</text:p>
                <text:list>
                  <text:list-item>
                    <text:p>i.e. it's no longer technical, it's also social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7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To Expand on This</text:p>
          </draw:text-box>
        </draw:frame>
        <draw:frame presentation:style-name="pr6" draw:layer="layout" svg:width="20.991cm" svg:height="11.049cm" svg:x="2.768cm" svg:y="4.316cm" presentation:class="outline" presentation:user-transformed="true">
          <draw:text-box>
            <text:list text:style-name="L4">
              <text:list-item>
                <text:p>Open Source isn't just a licence, it's a process</text:p>
              </text:list-item>
              <text:list-item>
                <text:p>Actually, it's exactly like ISO9001 but worse</text:p>
                <text:list>
                  <text:list-item>
                    <text:p>Documentation/SubmittingPatches is a 16 step process guide</text:p>
                  </text:list-item>
                  <text:list-item>
                    <text:p>Over time we've added lots of little things</text:p>
                    <text:list>
                      <text:list-item>
                        <text:p>Signed off by</text:p>
                      </text:list-item>
                      <text:list-item>
                        <text:p>Coding styles</text:p>
                      </text:list-item>
                      <text:list-item>
                        <text:p>Dos and Don'ts for patches</text:p>
                      </text:list-item>
                    </text:list>
                  </text:list-item>
                </text:list>
              </text:list-item>
              <text:list-item>
                <text:p>Most people who are maintainers today grew up evolving this process</text:p>
                <text:list>
                  <text:list-item>
                    <text:p>So we all understand what it is and why we're doing it</text:p>
                  </text:list-item>
                </text:list>
              </text:list-item>
              <text:list-item>
                <text:p>However, it can look daunting to outsiders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8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So How do you get patches in</text:p>
          </draw:text-box>
        </draw:frame>
        <draw:frame presentation:style-name="pr4" draw:layer="layout" svg:width="20.991cm" svg:height="12.573cm" svg:x="2.768cm" svg:y="4.316cm" presentation:class="outline" presentation:user-transformed="true">
          <draw:text-box>
            <text:list text:style-name="L4">
              <text:list-item>
                <text:p>Firstly, this is mostly about features</text:p>
              </text:list-item>
              <text:list-item>
                <text:p>Bug Fixes are easy </text:p>
                <text:list>
                  <text:list-item>
                    <text:p>Provided you can describe the bug and its effects</text:p>
                  </text:list-item>
                  <text:list-item>
                    <text:p>Not every bug patch does this …</text:p>
                  </text:list-item>
                </text:list>
              </text:list-item>
              <text:list-item>
                <text:p>Need to Socialise the feature first</text:p>
                <text:list>
                  <text:list-item>
                    <text:p>Build a community of users preferably vocal.</text:p>
                  </text:list-item>
                  <text:list-item>
                    <text:p>But if not users, then a community of interested people</text:p>
                  </text:list-item>
                  <text:list-item>
                    <text:p>Be prepared to argue for the feature, explaining what it is, what you'll use it for and why it is useful.</text:p>
                  </text:list-item>
                </text:list>
              </text:list-item>
              <text:list-item>
                <text:p>Conferences are great venues to meet people outside the mailing list environment and talk about what you're tring to do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9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Of course it goes without saying that </text:p>
          </draw:text-box>
        </draw:frame>
        <draw:frame presentation:style-name="pr4" draw:layer="layout" svg:width="20.991cm" svg:height="12.573cm" svg:x="2.768cm" svg:y="4.316cm" presentation:class="outline" presentation:user-transformed="true">
          <draw:text-box>
            <text:list text:style-name="L4">
              <text:list-item>
                <text:p>You first identify and read the relevant mailing list</text:p>
              </text:list-item>
              <text:list-item>
                <text:p>You read all the necessary conventions</text:p>
                <text:list>
                  <text:list-item>
                    <text:p>Documentation/HOWTO</text:p>
                  </text:list-item>
                  <text:list-item>
                    <text:p>Documentation/CodingStyle</text:p>
                  </text:list-item>
                  <text:list-item>
                    <text:p>Documentation/SubmittingPatches</text:p>
                  </text:list-item>
                </text:list>
              </text:list-item>
              <text:list-item>
                <text:p>Following these to the letter is very important</text:p>
                <text:list>
                  <text:list-item>
                    <text:p><text:span text:style-name="T8">scripts/checkpatch.pl</text:span></text:p>
                  </text:list-item>
                  <text:list-item>
                    <text:p><text:span text:style-name="T9">Does this automatically for you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0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The Importance of Coding Style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Mailing lists can be very hostile places</text:p>
              </text:list-item>
              <text:list-item>
                <text:p>There are some elements who believe attacking others demonstrates their own cleverness</text:p>
              </text:list-item>
              <text:list-item>
                <text:p>Any CodingStyle violation that is flagged by checkpatch.pl is easy meat for them</text:p>
                <text:list>
                  <text:list-item>
                    <text:p>They don't have to think about anything, just feed the mailing list into checkpatch and flame if the result isn't right</text:p>
                  </text:list-item>
                </text:list>
              </text:list-item>
              <text:list-item>
                <text:p>If you adhere to the rules and run your own patches through checkpatch, you forestall this</text:p>
                <text:list>
                  <text:list-item>
                    <text:p>Means that hopefully the arguments will be about the contents of your patch not its style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1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But Remember</text:p>
          </draw:text-box>
        </draw:frame>
        <draw:frame presentation:style-name="pr6" draw:layer="layout" svg:width="20.991cm" svg:height="11.049cm" svg:x="2.768cm" svg:y="4.316cm" presentation:class="outline">
          <draw:text-box>
            <text:list text:style-name="L4">
              <text:list-item>
                <text:p>The Perfect is the enemy of the good</text:p>
              </text:list-item>
              <text:list-item>
                <text:p>The patch doesn't have to be perfect</text:p>
              </text:list-item>
              <text:list-item>
                <text:p>Submit Early and Often … even before you've developed all the code</text:p>
              </text:list-item>
              <text:list-item>
                <text:p>It's often easier to have constructive arguments over incomplete code</text:p>
                <text:list>
                  <text:list-item>
                    <text:p>Because everyone sees they can still give input</text:p>
                  </text:list-item>
                </text:list>
              </text:list-item>
              <text:list-item>
                <text:p xml:id="id1" text:id="id1">Just remember to follow the rules and the coding sty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899cm" svg:height="9.676cm" svg:x="3.284cm" svg:y="1.96cm" draw:page-number="12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Arguing on Mailing Lists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First, be technical, never personal</text:p>
                <text:list>
                  <text:list-item>
                    <text:p>Remember you're the expert on the patch</text:p>
                  </text:list-item>
                </text:list>
              </text:list-item>
              <text:list-item>
                <text:p>Only respond to the technical content (if any) in an email</text:p>
                <text:list>
                  <text:list-item>
                    <text:p>If there's no technical content, don't respond at all</text:p>
                  </text:list-item>
                </text:list>
              </text:list-item>
              <text:list-item>
                <text:p>Lurk on the lists to identify who the important people are and pay attention to them</text:p>
                <text:list>
                  <text:list-item>
                    <text:p>They submit lots of patches that get accepted</text:p>
                  </text:list-item>
                  <text:list-item>
                    <text:p>They provide feedback which is often considered in discussions</text:p>
                  </text:list-item>
                  <text:list-item>
                    <text:p>They come up with sensible, constructive sugges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3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Defusing Aggression on Mailing Lists</text:p>
          </draw:text-box>
        </draw:frame>
        <draw:frame presentation:style-name="pr6" draw:layer="layout" svg:width="20.991cm" svg:height="12.315cm" svg:x="2.768cm" svg:y="4.316cm" presentation:class="outline" presentation:user-transformed="true">
          <draw:text-box>
            <text:list text:style-name="L4">
              <text:list-item>
                <text:p>Arguments sometimes get very heated</text:p>
                <text:list>
                  <text:list-item>
                    <text:p>Especially on LKML where we have a dedicated community of flamers</text:p>
                  </text:list-item>
                </text:list>
              </text:list-item>
              <text:list-item>
                <text:p>Always keep it technical, never personal</text:p>
              </text:list-item>
              <text:list-item>
                <text:p>Knowing and being known to people on mailing lists really helps</text:p>
                <text:list>
                  <text:list-item>
                    <text:p>You're no longer an email address, you're a person they've met</text:p>
                  </text:list-item>
                </text:list>
              </text:list-item>
              <text:list-item>
                <text:p>So going to Conferences or other gatherings just to meet people will really assist you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4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You Must Be Prepared to Argue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Know why you need the feature and be prepared to explain it</text:p>
                <text:list>
                  <text:list-item>
                    <text:p>Practice beforehand with friends and colleagues.</text:p>
                  </text:list-item>
                  <text:list-item>
                    <text:p>Give seminars to your local LUG explaining what you want to do.</text:p>
                  </text:list-item>
                </text:list>
              </text:list-item>
              <text:list-item>
                <text:p>Ideally have a list of other communities it will help</text:p>
                <text:list>
                  <text:list-item>
                    <text:p>It's even better if you contact them ahead of time and get them to chime in</text:p>
                  </text:list-item>
                </text:list>
              </text:list-item>
              <text:list-item>
                <text:p>Stick to being polite and technical, but also firm</text:p>
                <text:list>
                  <text:list-item>
                    <text:p>If you have a problem understanding some comment, say s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5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Final words about Arguing on Lists</text:p>
          </draw:text-box>
        </draw:frame>
        <draw:frame presentation:style-name="pr4" draw:layer="layout" svg:width="20.991cm" svg:height="12.573cm" svg:x="2.768cm" svg:y="4.316cm" presentation:class="outline" presentation:user-transformed="true">
          <draw:text-box>
            <text:list text:style-name="L4">
              <text:list-item>
                <text:p>Make sure you argue with the right people</text:p>
                <text:list>
                  <text:list-item>
                    <text:p>i.e. the people you've previously observed to be influential</text:p>
                  </text:list-item>
                  <text:list-item>
                    <text:p>They may be hard to persuade, but they'll be reasonable</text:p>
                  </text:list-item>
                  <text:list-item>
                    <text:p>Remember they may be arguing simply because they don't understand the patch, so make sure to explain itl</text:p>
                  </text:list-item>
                </text:list>
              </text:list-item>
              <text:list-item>
                <text:p>Don't waste time arguing with the wrong people</text:p>
                <text:list>
                  <text:list-item>
                    <text:p>Even if you finally win, no-one useful will be paying attention.</text:p>
                  </text:list-item>
                </text:list>
              </text:list-item>
              <text:list-item>
                <text:p>Be prepared to accept feedback and update your patch accordingly.</text:p>
              </text:list-item>
              <text:list-item>
                <text:p>Many patches go through several iterations before being accepted.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6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Writing Good Change Logs<text:line-break/><text:span text:style-name="T10">(my pet maintainer peeve)</text:span></text:p>
          </draw:text-box>
        </draw:frame>
        <draw:frame presentation:style-name="pr4" draw:layer="layout" svg:width="20.991cm" svg:height="12.629cm" svg:x="2.636cm" svg:y="3.75cm" presentation:class="outline" presentation:user-transformed="true">
          <draw:text-box>
            <text:list text:style-name="L4">
              <text:list-item>
                <text:p>A Good change log should describe what you're doing and why</text:p>
              </text:list-item>
              <text:list-item>
                <text:p>It should not describe the code</text:p>
                <text:list>
                  <text:list-item>
                    <text:p>We can all read C, so, unless the code is badly commented or very obscure, we can simply read it.</text:p>
                  </text:list-item>
                </text:list>
              </text:list-item>
              <text:list-item>
                <text:p>Bad:</text:p>
                <text:list>
                  <text:list-item>
                    <text:p>Insert a spinlock into foo_bar function</text:p>
                  </text:list-item>
                </text:list>
              </text:list-item>
              <text:list-item>
                <text:p>Good:</text:p>
                <text:list>
                  <text:list-item>
                    <text:p>An oops was observed removing the foo device while playing music because multiple threads were altering the same data. <text:s/>Fix by using a spinlock to make the foo_bar function single threade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7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Splitting your patch into a series</text:p>
          </draw:text-box>
        </draw:frame>
        <draw:frame presentation:style-name="pr4" draw:layer="layout" svg:width="20.991cm" svg:height="12.573cm" svg:x="2.768cm" svg:y="4.316cm" presentation:class="outline">
          <draw:text-box>
            <text:list text:style-name="L4">
              <text:list-item>
                <text:p>The object of a patch series is to make the feature easy to review</text:p>
              </text:list-item>
              <text:list-item>
                <text:p>Split the patch into functional areas which can be reviewed independently.</text:p>
              </text:list-item>
              <text:list-item>
                <text:p>Think about how you explain your patch: first you talk about X, then Y then Z</text:p>
                <text:list>
                  <text:list-item>
                    <text:p>can you split the patch into an X piece a Y piece and a Z piece to match your explanation</text:p>
                  </text:list-item>
                </text:list>
              </text:list-item>
              <text:list-item>
                <text:p>If you can split your patch into a series that follows how you would explain it, then the patch series will be easier to understand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8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2T1">
        <office:forms form:automatic-focus="false" form:apply-design-mode="false"/>
        <draw:frame presentation:style-name="pr3" draw:layer="layout" svg:width="21.205cm" svg:height="2.748cm" svg:x="2.733cm" svg:y="0.709cm" presentation:class="title" presentation:user-transformed="true">
          <draw:text-box>
            <text:p>Repeat: Try this out on your peers first</text:p>
          </draw:text-box>
        </draw:frame>
        <draw:frame presentation:style-name="pr6" draw:layer="layout" svg:width="20.991cm" svg:height="12.777cm" svg:x="2.768cm" svg:y="4.316cm" presentation:class="outline" presentation:user-transformed="true">
          <draw:text-box>
            <text:list text:style-name="L4">
              <text:list-item>
                <text:p>If you follow all these rules, it's still best to try it with a narrow audience first</text:p>
              </text:list-item>
              <text:list-item>
                <text:p>So explain your patch to the local linux users group or work place seminar</text:p>
              </text:list-item>
              <text:list-item>
                <text:p>It will help you organise your thoughts and also hear what people don't understand about it</text:p>
              </text:list-item>
              <text:list-item>
                <text:p>Because you've already argued for the patch, you'll be more confident on the mailing list</text:p>
              </text:list-item>
              <text:list-item>
                <text:p>You'll also understand some of the criticism you'll get back because you've heard it before</text:p>
              </text:list-item>
            </text:list>
          </draw:text-box>
        </draw:frame>
        <presentation:notes draw:style-name="dp3">
          <draw:page-thumbnail draw:style-name="gr6" draw:layer="layout" svg:width="12.899cm" svg:height="9.676cm" svg:x="3.284cm" svg:y="1.96cm" draw:page-number="19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2T1">
        <office:forms form:automatic-focus="false" form:apply-design-mode="false"/>
        <draw:frame presentation:style-name="pr3" draw:layer="layout" svg:width="20.677cm" svg:height="2.748cm" svg:x="2.733cm" svg:y="0.709cm" presentation:class="title">
          <draw:text-box>
            <text:p>General Conclusions</text:p>
          </draw:text-box>
        </draw:frame>
        <draw:frame presentation:style-name="pr4" draw:layer="layout" svg:width="20.991cm" svg:height="13.291cm" svg:x="2.72cm" svg:y="3.45cm" presentation:class="outline" presentation:user-transformed="true">
          <draw:text-box>
            <text:list text:style-name="L4">
              <text:list-item>
                <text:p>Follow the Rules</text:p>
              </text:list-item>
              <text:list-item>
                <text:p>Identify the important people</text:p>
                <text:list>
                  <text:list-item>
                    <text:p>And the people to ignore</text:p>
                  </text:list-item>
                  <text:list-item>
                    <text:p>Meeting the people in your community is also important for improving communications</text:p>
                  </text:list-item>
                </text:list>
              </text:list-item>
              <text:list-item>
                <text:p>Practice arguing for your patch in a friendly environment</text:p>
                <text:list>
                  <text:list-item>
                    <text:p>Before you try it out on the mailing lists</text:p>
                  </text:list-item>
                </text:list>
              </text:list-item>
              <text:list-item>
                <text:p>Build consensus for your feature on the list</text:p>
                <text:list>
                  <text:list-item>
                    <text:p>Remember to explain what it does and why you need it</text:p>
                  </text:list-item>
                  <text:list-item>
                    <text:p>Modify it to make it more useful to others</text:p>
                  </text:list-item>
                </text:list>
              </text:list-item>
              <text:list-item>
                <text:p xml:id="id2" text:id="id2">Everyone's still afraid to touch the tty lay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899cm" svg:height="9.676cm" svg:x="3.284cm" svg:y="1.96cm" draw:page-number="20" presentation:class="page"/>
          <draw:frame presentation:style-name="pr5" draw:layer="layout" svg:width="15.566cm" svg:height="11.616cm" svg:x="1.949cm" svg:y="12.267cm" presentation:class="notes" presentation:placeholder="true">
            <draw:text-box/>
          </draw:frame>
        </presentation:notes>
      </draw:page>
      <draw:page draw:name="page21" draw:style-name="dp1" draw:master-page-name="Logo_20_Slide" presentation:presentation-page-layout-name="AL3T32">
        <office:forms form:automatic-focus="false" form:apply-design-mode="false"/>
        <draw:frame presentation:style-name="pr7" draw:text-style-name="P14" draw:layer="layout" svg:width="15.73cm" svg:height="3.468cm" svg:x="4.722cm" svg:y="0.856cm" presentation:class="subtitle" presentation:user-transformed="true">
          <draw:text-box>
            <text:p><text:span text:style-name="T11">Questions?</text:span></text:p>
          </draw:text-box>
        </draw:frame>
        <presentation:notes draw:style-name="dp3">
          <draw:page-thumbnail draw:style-name="gr6" draw:layer="layout" svg:width="12.982cm" svg:height="9.737cm" svg:x="3.14cm" svg:y="1.905cm" draw:page-number="21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a00000" draw:end-color="#ff0000" draw:start-intensity="100%" draw:end-intensity="100%" draw:angle="1800" draw:border="0%"/>
    <draw:gradient draw:name="Gradient_20_11" draw:display-name="Gradient 11" draw:style="linear" draw:start-color="#c70900" draw:end-color="#ff0c00" draw:start-intensity="100%" draw:end-intensity="100%" draw:angle="1800" draw:border="0%"/>
    <draw:gradient draw:name="Gradient_20_12" draw:display-name="Gradient 12" draw:style="linear" draw:start-color="#c70c01" draw:end-color="#ff1407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e00000" draw:marker-start-width="0.305cm" draw:marker-start-center="false" draw:marker-end-width="0.305cm" draw:marker-end-center="false" draw:fill="none" draw:fill-color="#cccccd" draw:fill-gradient-name="Gradient_20_7" draw:fill-hatch-name="Hatch_20_1" draw:fill-image-name="Bitmape_20_1" draw:opacity="100%" draw:fill-image-width="0cm" draw:fill-image-height="0cm" draw:shadow="hidden" draw:shadow-offset-x="0.305cm" draw:shadow-offset-y="0.305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-Default" style:family="graphic">
      <style:paragraph-properties style:text-autospace="none"/>
      <style:text-properties style:use-window-font-color="true" fo:font-family="Verdana" style:font-family-generic="swiss" style:font-pitch="variable" fo:font-size="10pt" fo:language="en" fo:country="US" style:font-family-asian="Times, 'Times New Roman'" style:font-pitch-asian="variable" style:language-asian="en" style:country-asian="US" style:font-family-complex="'Times New Roman'" style:font-family-generic-complex="roman" style:font-pitch-complex="variable" style:font-size-complex="10pt"/>
    </style:style>
    <style:style style:name="_2022_Body_20_Text" style:display-name="•Body Text" style:family="graphic">
      <style:paragraph-properties fo:margin-top="0cm" fo:margin-bottom="0.374cm" fo:line-height="0.564cm" style:text-autospace="none"/>
      <style:text-properties fo:font-family="Arial" style:font-family-generic="swiss" style:font-pitch="variable" fo:font-size="9pt" fo:language="en" fo:country="US" style:language-asian="en" style:country-asian="US" style:font-family-complex="Arial" style:font-family-generic-complex="swiss" style:font-pitch-complex="variable" style:font-size-complex="9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urst_20_Break-background" style:display-name="Burst Break-background" style:family="presentation">
      <style:graphic-properties draw:stroke="none" draw:fill="none"/>
    </style:style>
    <style:style style:name="Burst_20_Break-backgroundobjects" style:display-name="Burst Break-backgroundobjects" style:family="presentation">
      <style:graphic-properties draw:shadow="hidden" draw:shadow-offset-x="0.3cm" draw:shadow-offset-y="0.3cm" draw:shadow-color="#808080"/>
    </style:style>
    <style:style style:name="Burst_20_Break-notes" style:display-name="Burst Break-notes" style:family="presentation">
      <style:graphic-properties draw:stroke="none" draw:fill="none">
        <text:list-style style:name="Burst_20_Break-notes" style:display-name="Burst 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Break-outline1" style:display-name="Burst Break-outline1" style:family="presentation">
      <style:graphic-properties draw:stroke="none" draw:fill="none">
        <text:list-style style:name="Burst_20_Break-outline1" style:display-name="Burst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outline2" style:display-name="Burst Break-outline2" style:family="presentation" style:parent-style-name="Burst_20_Break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urst_20_Break-outline3" style:display-name="Burst Break-outline3" style:family="presentation" style:parent-style-name="Burst_20_Break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urst_20_Break-outline4" style:display-name="Burst Break-outline4" style:family="presentation" style:parent-style-name="Burst_20_Break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urst_20_Break-outline5" style:display-name="Burst Break-outline5" style:family="presentation" style:parent-style-name="Burst_20_Break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urst_20_Break-outline6" style:display-name="Burst Break-outline6" style:family="presentation" style:parent-style-name="Burst_20_Break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urst_20_Break-outline7" style:display-name="Burst Break-outline7" style:family="presentation" style:parent-style-name="Burst_20_Break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urst_20_Break-outline8" style:display-name="Burst Break-outline8" style:family="presentation" style:parent-style-name="Burst_20_Break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urst_20_Break-outline9" style:display-name="Burst Break-outline9" style:family="presentation" style:parent-style-name="Burst_20_Break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urst_20_Break-subtitle" style:display-name="Burst Break-subtitle" style:family="presentation">
      <style:graphic-properties draw:stroke="none" draw:fill="none" draw:textarea-vertical-align="middle">
        <text:list-style style:name="Burst_20_Break-subtitle" style:display-name="Burst 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title" style:display-name="Burst Break-title" style:family="presentation">
      <style:graphic-properties draw:stroke="none" draw:fill="none" draw:textarea-horizontal-align="right" draw:textarea-vertical-align="middle">
        <text:list-style style:name="Burst_20_Break-title" style:display-name="Burst 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/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20_Slide-notes" style:display-name="Logo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20_Slide-outline1" style:display-name="Logo Slide-outline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20_Slide-subtitle" style:display-name="Logo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20_Slide-title" style:display-name="Logo Slid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draw:auto-grow-height="fals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467cm"/>
            <style:text-properties fo:font-family="Arial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2cm"/>
            <style:text-properties fo:font-family="Arial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1cm" text:min-label-width="0.494cm"/>
            <style:text-properties fo:font-family="Arial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3cm" text:min-label-width="0.467cm"/>
            <style:text-properties fo:font-family="Arial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  <text:list-level-style-bullet text:level="10" text:bullet-char="~">
            <style:list-level-properties text:space-before="3.338cm" text:min-label-width="0.317cm"/>
            <style:text-properties fo:font-family="Arial" style:font-family-generic="swiss" style:font-pitch="variable" fo:color="#3c3c41" fo:font-size="65%"/>
          </text:list-level-style-bullet>
        </text:list-style>
      </style:graphic-properties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802cm"/>
          <style:tab-stop style:position="2.072cm"/>
          <style:tab-stop style:position="3.342cm"/>
          <style:tab-stop style:position="4.612cm"/>
          <style:tab-stop style:position="5.882cm"/>
          <style:tab-stop style:position="7.152cm"/>
          <style:tab-stop style:position="8.422cm"/>
          <style:tab-stop style:position="9.692cm"/>
          <style:tab-stop style:position="10.962cm"/>
          <style:tab-stop style:position="12.232cm"/>
          <style:tab-stop style:position="13.502cm"/>
          <style:tab-stop style:position="14.772cm"/>
          <style:tab-stop style:position="16.042cm"/>
          <style:tab-stop style:position="17.312cm"/>
          <style:tab-stop style:position="18.582cm"/>
          <style:tab-stop style:position="19.852cm"/>
          <style:tab-stop style:position="21.122cm"/>
          <style:tab-stop style:position="22.392cm"/>
          <style:tab-stop style:position="23.662cm"/>
          <style:tab-stop style:position="24.932cm"/>
        </style:tab-stops>
      </style:paragraph-properties>
      <style:text-properties fo:color="#3c3c4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304cm"/>
          <style:tab-stop style:position="1.574cm"/>
          <style:tab-stop style:position="2.844cm"/>
          <style:tab-stop style:position="4.114cm"/>
          <style:tab-stop style:position="5.384cm"/>
          <style:tab-stop style:position="6.654cm"/>
          <style:tab-stop style:position="7.924cm"/>
          <style:tab-stop style:position="9.194cm"/>
          <style:tab-stop style:position="10.464cm"/>
          <style:tab-stop style:position="11.734cm"/>
          <style:tab-stop style:position="13.004cm"/>
          <style:tab-stop style:position="14.274cm"/>
          <style:tab-stop style:position="15.544cm"/>
          <style:tab-stop style:position="16.814cm"/>
          <style:tab-stop style:position="18.084cm"/>
          <style:tab-stop style:position="19.354cm"/>
          <style:tab-stop style:position="20.624cm"/>
          <style:tab-stop style:position="21.894cm"/>
          <style:tab-stop style:position="23.164cm"/>
          <style:tab-stop style:position="24.43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789cm"/>
          <style:tab-stop style:position="2.059cm"/>
          <style:tab-stop style:position="3.329cm"/>
          <style:tab-stop style:position="4.599cm"/>
          <style:tab-stop style:position="5.869cm"/>
          <style:tab-stop style:position="7.139cm"/>
          <style:tab-stop style:position="8.409cm"/>
          <style:tab-stop style:position="9.679cm"/>
          <style:tab-stop style:position="10.949cm"/>
          <style:tab-stop style:position="12.219cm"/>
          <style:tab-stop style:position="13.489cm"/>
          <style:tab-stop style:position="14.759cm"/>
          <style:tab-stop style:position="16.029cm"/>
          <style:tab-stop style:position="17.299cm"/>
          <style:tab-stop style:position="18.569cm"/>
          <style:tab-stop style:position="19.839cm"/>
          <style:tab-stop style:position="21.109cm"/>
          <style:tab-stop style:position="22.379cm"/>
          <style:tab-stop style:position="23.649cm"/>
          <style:tab-stop style:position="24.919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.304cm" fo:line-height="98%" fo:text-align="start" fo:text-indent="0cm" style:punctuation-wrap="simple" style:line-break="normal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1cm"/>
            <style:text-properties fo:font-family="Arial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3cm"/>
            <style:text-properties fo:font-family="Arial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  <text:list-level-style-bullet text:level="10" text:bullet-char="~">
            <style:list-level-properties text:space-before="3.338cm"/>
            <style:text-properties fo:font-family="Arial" style:font-family-generic="swiss" style:font-pitch="variable" fo:color="#3c3c41" fo:font-size="65%"/>
          </text:list-level-style-bullet>
        </text:list-style>
      </style:graphic-properties>
      <style:paragraph-properties fo:margin-left="0cm" fo:margin-right="0cm" fo:margin-top="0cm" fo:margin-bottom="0.304cm" fo:line-height="98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c3c4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Parallels-background" style:family="presentation">
      <style:graphic-properties draw:stroke="none" draw:fill="bitmap" style:repeat="stretch"/>
      <style:text-properties style:letter-kerning="true"/>
    </style:style>
    <style:style style:name="Parallel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rallel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Arial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rallels-outline1" style:family="presentation">
      <style:graphic-properties draw:stroke="none" draw:fill="none" draw:auto-grow-height="false">
        <text:list-style style:name="Paralle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simple"/>
      <style:text-properties fo:color="#525051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family-generic-asian="system" style:font-pitch-asian="variable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Parallels-outline2" style:family="presentation" style:parent-style-name="Parallels-outline1">
      <style:paragraph-properties fo:margin-left="0cm" fo:margin-right="0cm" fo:margin-top="0cm" fo:margin-bottom="0.4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rallels-outline3" style:family="presentation" style:parent-style-name="Parallels-outline2">
      <style:paragraph-properties fo:margin-left="0cm" fo:margin-right="0cm" fo:margin-top="0cm" fo:margin-bottom="0.3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rallels-outline4" style:family="presentation" style:parent-style-name="Parallels-outline3">
      <style:paragraph-properties fo:margin-left="0cm" fo:margin-right="0cm" fo:margin-top="0cm" fo:margin-bottom="0.2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rallels-outline5" style:family="presentation" style:parent-style-name="Parallel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outline6" style:family="presentation" style:parent-style-name="Parallel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outline7" style:family="presentation" style:parent-style-name="Parallel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outline8" style:family="presentation" style:parent-style-name="Parallel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outline9" style:family="presentation" style:parent-style-name="Parallel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rallels-subtitle" style:family="presentation">
      <style:graphic-properties draw:stroke="none" draw:fill="none" draw:textarea-vertical-align="middle">
        <text:list-style style:name="Paralle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llels-title" style:family="presentation">
      <style:graphic-properties draw:stroke="none" draw:fill="none" draw:textarea-vertical-align="middle">
        <text:list-style style:name="Paralle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Arial" style:font-family-generic-asian="system" style:font-pitch-asian="variable" style:font-size-asian="36pt" style:language-asian="en" style:country-asian="GB" style:font-style-asian="normal" style:font-weight-asian="normal" style:font-family-complex="Arial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.1000003814697pt" style:font-style-asian="normal" style:font-weight-asian="normal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simple"/>
      <style:text-properties fo:color="#525051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24pt" style:language-asian="en" style:country-asian="US" style:font-style-asian="normal" style:font-weight-asian="norm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start" fo:text-indent="0cm" style:punctuation-wrap="simple"/>
      <style:text-properties fo:color="#52505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026cm" svg:stroke-color="#ed261b" draw:stroke-linejoin="miter" draw:fill="gradient" draw:fill-gradient-name="Gradient_20_11" draw:textarea-vertical-align="middle" draw:auto-grow-height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gradient-name="Gradient_20_10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26cm" svg:stroke-color="#ec271b" draw:fill="gradient" draw:fill-gradient-name="Gradient_20_12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urst_20_Break-title">
      <style:graphic-properties draw:fill-color="#ffffff" draw:auto-grow-height="false" fo:min-height="3.181cm"/>
    </style:style>
    <style:style style:name="Mpr2" style:family="presentation" style:parent-style-name="Burst_20_Break-outline1">
      <style:graphic-properties draw:fill-color="#ffffff" draw:auto-grow-height="false" fo:min-height="12.573cm"/>
    </style:style>
    <style:style style:name="Mpr3" style:family="presentation" style:parent-style-name="Burst_20_Brea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urst_20_Brea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ogo_20_Slide-title">
      <style:graphic-properties draw:fill-color="#ffffff" draw:auto-grow-height="false" fo:min-height="3.181cm"/>
    </style:style>
    <style:style style:name="Mpr6" style:family="presentation" style:parent-style-name="Logo_20_Slide-outline1">
      <style:graphic-properties draw:fill-color="#ffffff" draw:auto-grow-height="false" fo:min-height="12.001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cm" fo:padding-bottom="0cm" fo:padding-left="0cm" fo:padding-right="0cm" fo:wrap-option="wrap" draw:shadow="hidden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89cm" fo:min-width="0cm" fo:padding-top="0cm" fo:padding-bottom="0cm" fo:padding-left="0cm" fo:padding-right="0cm" fo:wrap-option="wrap" draw:shadow="hidden"/>
    </style:style>
    <style:style style:name="Mpr10" style:family="presentation" style:parent-style-name="Title2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89cm" fo:min-width="0cm" fo:padding-top="0cm" fo:padding-bottom="0cm" fo:padding-left="0cm" fo:padding-right="0cm" fo:wrap-option="wrap" draw:shadow="hidden"/>
    </style:style>
    <style:style style:name="Mpr11" style:family="presentation" style:parent-style-name="Parallels-backgroundobjects">
      <style:graphic-properties draw:stroke="none" draw:fill="none" draw:fill-color="#ffffff" draw:auto-grow-height="false" fo:min-height="1.314cm"/>
    </style:style>
    <style:style style:name="Mpr12" style:family="presentation" style:parent-style-name="Parallel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rallel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style:font-independent-line-spacing="true"/>
      <style:text-properties fo:font-size="18pt"/>
    </style:style>
    <style:style style:name="MP16" style:family="paragraph">
      <style:paragraph-properties fo:text-align="center"/>
      <style:text-properties fo:font-size="18pt"/>
    </style:style>
    <style:style style:name="MP17" style:family="paragraph">
      <style:paragraph-properties fo:margin-top="0cm" fo:margin-bottom="0cm" fo:text-align="start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3c3c41" style:text-position="1% 58%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ffffff" fo:font-size="14pt" style:font-size-asian="14pt" style:font-size-complex="14pt"/>
    </style:style>
    <style:style style:name="MT5" style:family="text">
      <style:text-properties fo:color="#000000" fo:font-family="'Times New Roman'" style:font-family-generic="roman" style:font-pitch="variable" fo:font-size="13pt" fo:language="en" fo:country="GB" style:font-size-asian="13pt" style:font-size-complex="13pt"/>
    </style:style>
    <style:style style:name="MT6" style:family="text">
      <style:text-properties fo:color="#ff0000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7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4">
      <draw:page-thumbnail draw:layer="backgroundobjects" svg:width="10.394cm" svg:height="7.795cm" svg:x="2.97cm" svg:y="6.596cm"/>
      <draw:page-thumbnail draw:layer="backgroundobjects" svg:width="10.394cm" svg:height="7.795cm" svg:x="16.335cm" svg:y="6.596cm"/>
    </style:handout-master>
    <style:master-page style:name="Burst_20_Break" style:display-name="Burst Break" style:page-layout-name="PM1" draw:style-name="Mdp1">
      <office:forms form:automatic-focus="false" form:apply-design-mode="false"/>
      <draw:frame draw:style-name="Mgr1" draw:text-style-name="MP1" draw:layer="backgroundobjects" svg:width="24.549cm" svg:height="18.226cm" svg:x="0.425cm" svg:y="0.412cm">
        <draw:image xlink:href="Pictures/10000201000003A0000002B1C98AB375.png" xlink:type="simple" xlink:show="embed" xlink:actuate="onLoad">
          <text:p/>
        </draw:image>
      </draw:frame>
      <draw:frame presentation:style-name="Mpr1" draw:text-style-name="MP2" draw:layer="backgroundobjects" svg:width="22.859cm" svg:height="3.18cm" svg:x="0.914cm" svg:y="7.612cm" presentation:class="title">
        <draw:text-box>
          <text:p text:style-name="MP2">Click to Edit Section Break Text (32pt)<text:line-break/>Right Justified</text:p>
        </draw:text-box>
      </draw:frame>
      <draw:frame presentation:style-name="Mpr2" draw:text-style-name="MP3" draw:layer="backgroundobjects" svg:width="7.084cm" svg:height="0.501cm" svg:x="8.12cm" svg:y="21.714cm" presentation:class="outline">
        <draw:text-box>
          <text:list text:style-name="ML2">
            <text:list-item>
              <text:p text:style-name="MP2">piece in master that I can't get rid of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urst_20_Break-title" draw:layer="backgroundobjects" svg:width="14.848cm" svg:height="11.135cm" svg:x="3.07cm" svg:y="2.257cm" presentation:class="page"/>
        <draw:frame presentation:style-name="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4" draw:layer="backgroundobjects" svg:width="9.108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8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4" draw:text-style-name="MP4" draw:layer="backgroundobjects" svg:width="9.108cm" svg:height="1.484cm" svg:x="0cm" svg:y="28.216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8cm" svg:y="28.216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ogo_20_Slide" style:display-name="Logo Slide" style:page-layout-name="PM1" draw:style-name="Mdp2">
      <office:forms form:automatic-focus="false" form:apply-design-mode="false"/>
      <draw:frame presentation:style-name="Mpr5" draw:text-style-name="MP2" draw:layer="backgroundobjects" svg:width="3.488cm" svg:height="0.471cm" svg:x="0cm" svg:y="0cm" presentation:class="title" presentation:user-transformed="true">
        <draw:text-box>
          <text:p text:style-name="MP2">Click to edit the title text format</text:p>
        </draw:text-box>
      </draw:frame>
      <draw:frame presentation:style-name="Mpr6" draw:text-style-name="MP3" draw:layer="backgroundobjects" svg:width="3.703cm" svg:height="1.109cm" svg:x="0cm" svg:y="0.467cm" presentation:class="outline" presentation:user-transformed="true">
        <draw:text-box>
          <text:list text:style-name="ML5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1" draw:layer="backgroundobjects" svg:width="20.7cm" svg:height="4.444cm" svg:x="2.35cm" svg:y="7.303cm">
        <draw:image xlink:href="Pictures/100002010000032F000000AFE5803907.png" xlink:type="simple" xlink:show="embed" xlink:actuate="onLoad">
          <text:p/>
        </draw:image>
      </draw:frame>
      <presentation:notes style:page-layout-name="PM2">
        <draw:rect draw:style-name="Mgr2" draw:text-style-name="MP1" draw:layer="backgroundobjects" svg:width="19.4cm" svg:height="25.75cm" svg:x="0cm" svg:y="0cm">
          <text:p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0.677cm" svg:height="2.748cm" svg:x="2.733cm" svg:y="0.709cm" presentation:class="title" presentation:placeholder="true">
        <draw:text-box/>
      </draw:frame>
      <draw:frame presentation:style-name="Title2-outline1" draw:layer="backgroundobjects" svg:width="20.991cm" svg:height="11.049cm" svg:x="2.768cm" svg:y="4.316cm" presentation:class="outline" presentation:placeholder="true">
        <draw:text-box/>
      </draw:frame>
      <draw:custom-shape draw:name="Text Box 5" draw:style-name="Mgr3" draw:text-style-name="MP7" draw:layer="backgroundobjects" svg:width="1.059cm" svg:height="0.763cm" svg:x="1.08cm" svg:y="17.705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Rectangle 1" draw:style-name="Mgr4" draw:text-style-name="MP8" draw:layer="backgroundobjects" svg:width="25.399cm" svg:height="2.159cm" svg:x="0.042cm" svg:y="16.891cm">
        <text:p/>
        <draw:enhanced-geometry svg:viewBox="0 0 21600 21600" draw:type="rectangle" draw:enhanced-path="M 0 0 L 21600 0 21600 21600 0 21600 0 0 Z N"/>
      </draw:custom-shape>
      <draw:frame draw:name="Picture 5" draw:style-name="Mgr5" draw:text-style-name="MP9" draw:layer="backgroundobjects" svg:width="7.037cm" svg:height="1.057cm" svg:x="17.768cm" svg:y="17.499cm">
        <draw:image xlink:href="Pictures/100002010000010A00000028057898A9.png" xlink:type="simple" xlink:show="embed" xlink:actuate="onLoad">
          <text:p/>
        </draw:image>
      </draw:frame>
      <draw:frame draw:name="Picture 4" draw:style-name="Mgr5" draw:text-style-name="MP9" draw:layer="backgroundobjects" svg:width="0.66cm" svg:height="0.078cm" svg:x="12.325cm" svg:y="18.459cm">
        <draw:image xlink:href="Pictures/10000201000000190000000355B907FB.png" xlink:type="simple" xlink:show="embed" xlink:actuate="onLoad">
          <text:p/>
        </draw:image>
      </draw:frame>
      <draw:frame presentation:style-name="Mpr7" draw:text-style-name="MP10" draw:layer="backgroundobjects" svg:width="2.743cm" svg:height="0.718cm" svg:x="11.355cm" svg:y="17.823cm">
        <draw:text-box>
          <text:p text:style-name="MP1"><text:span text:style-name="MT4"><text:page-number>&lt;number&gt;</text:page-number></text:span></text:p>
        </draw:text-box>
      </draw:frame>
      <draw:frame draw:style-name="Mgr1" draw:text-style-name="MP1" draw:layer="backgroundobjects" svg:width="4.762cm" svg:height="0.948cm" svg:x="0.615cm" svg:y="17.526cm">
        <draw:image xlink:href="Pictures/10000201000000EA000000319808232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2" draw:text-style-name="MP1" draw:layer="backgroundobjects" svg:width="19.47cm" svg:height="25.82cm" svg:x="0.001cm" svg:y="0.001cm">
          <text:p/>
        </draw:rect>
        <draw:page-thumbnail presentation:style-name="Title2-title" draw:layer="backgroundobjects" svg:width="12.899cm" svg:height="9.676cm" svg:x="3.284cm" svg:y="1.96cm" presentation:class="page"/>
        <draw:frame presentation:style-name="Title2-notes" draw:layer="backgroundobjects" svg:width="15.566cm" svg:height="11.616cm" svg:x="1.949cm" svg:y="12.267cm" presentation:class="notes" presentation:placeholder="true">
          <draw:text-box/>
        </draw:frame>
        <draw:frame presentation:style-name="Mpr8" draw:text-style-name="MP11" draw:layer="backgroundobjects" svg:width="8.445cm" svg:height="1.289cm" svg:x="0.001cm" svg:y="0.001cm" presentation:class="header">
          <draw:text-box>
            <text:p/>
          </draw:text-box>
        </draw:frame>
        <draw:frame presentation:style-name="Mpr8" draw:text-style-name="MP11" draw:layer="backgroundobjects" svg:width="8.445cm" svg:height="1.289cm" svg:x="11.019cm" svg:y="0.001cm" presentation:class="date-time">
          <draw:text-box>
            <text:p/>
          </draw:text-box>
        </draw:frame>
        <draw:frame presentation:style-name="Mpr9" draw:text-style-name="MP11" draw:layer="backgroundobjects" svg:width="8.445cm" svg:height="1.288cm" svg:x="0.001cm" svg:y="24.531cm" presentation:class="footer">
          <draw:text-box>
            <text:p/>
          </draw:text-box>
        </draw:frame>
        <draw:frame presentation:style-name="Mpr10" draw:text-style-name="MP12" draw:layer="backgroundobjects" svg:width="8.445cm" svg:height="1.288cm" svg:x="11.019cm" svg:y="24.531cm" presentation:class="page-number">
          <draw:text-box>
            <text:p text:style-name="MP12"><text:span text:style-name="MT5"><text:page-number>&lt;number&gt;</text:page-number></text:span></text:p>
          </draw:text-box>
        </draw:frame>
      </presentation:notes>
    </style:master-page>
    <style:master-page style:name="Parallels" style:page-layout-name="PM1" draw:style-name="Mdp3">
      <office:forms form:automatic-focus="false" form:apply-design-mode="false"/>
      <draw:custom-shape draw:name="Rectangle 1" draw:style-name="Mgr6" draw:text-style-name="MP8" draw:layer="backgroundobjects" svg:width="25.399cm" svg:height="5.987cm" svg:x="0cm" svg:y="13.326cm">
        <text:p/>
        <draw:enhanced-geometry svg:viewBox="0 0 21600 21600" draw:type="rectangle" draw:enhanced-path="M 0 0 L 21600 0 21600 21600 0 21600 0 0 Z N"/>
      </draw:custom-shape>
      <draw:frame draw:name="Picture 2" draw:style-name="Mgr5" draw:text-style-name="MP9" draw:layer="backgroundobjects" svg:width="25.919cm" svg:height="15.116cm" svg:x="-0.251cm" svg:y="-1.583cm">
        <draw:image xlink:href="Pictures/10000201000003190000026ABFACD8F9.png" xlink:type="simple" xlink:show="embed" xlink:actuate="onLoad">
          <text:p/>
        </draw:image>
      </draw:frame>
      <draw:frame draw:name="Picture 4" draw:style-name="Mgr5" draw:text-style-name="MP9" draw:layer="backgroundobjects" svg:width="7.037cm" svg:height="1.057cm" svg:x="17.661cm" svg:y="11.664cm">
        <draw:image xlink:href="Pictures/100002010000010A00000028057898A9.png" xlink:type="simple" xlink:show="embed" xlink:actuate="onLoad">
          <text:p/>
        </draw:image>
      </draw:frame>
      <draw:custom-shape draw:name="Text Box 5" draw:style-name="Mgr7" draw:text-style-name="MP8" draw:layer="backgroundobjects" svg:width="0.511cm" svg:height="1.026cm" svg:x="-1.389cm" svg:y="5.689cm">
        <text:p/>
        <draw:enhanced-geometry svg:viewBox="0 0 21600 21600" draw:type="rectangle" draw:enhanced-path="M 0 0 L 21600 0 21600 21600 0 21600 0 0 Z N"/>
      </draw:custom-shape>
      <draw:frame presentation:style-name="Parallels-title" draw:layer="backgroundobjects" svg:width="22.859cm" svg:height="3.18cm" svg:x="1.27cm" svg:y="0.76cm" presentation:class="title" presentation:placeholder="true">
        <draw:text-box/>
      </draw:frame>
      <draw:frame presentation:style-name="Parallels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3" draw:layer="backgroundobjects" svg:width="5.917cm" svg:height="1.313cm" svg:x="1.27cm" svg:y="17.354cm" presentation:class="date-time">
        <draw:text-box>
          <text:p text:style-name="MP13"><text:span text:style-name="MT2"><presentation:date-time/></text:span></text:p>
        </draw:text-box>
      </draw:frame>
      <draw:frame presentation:style-name="Mpr11" draw:text-style-name="MP14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1" draw:text-style-name="MP10" draw:layer="backgroundobjects" svg:width="5.917cm" svg:height="1.313cm" svg:x="18.211cm" svg:y="17.354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1" draw:text-style-name="MP1" draw:layer="backgroundobjects" svg:width="4.762cm" svg:height="0.948cm" svg:x="1.631cm" svg:y="11.768cm">
        <draw:image xlink:href="Pictures/10000201000000EA000000319808232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arallels-title" draw:layer="backgroundobjects" svg:width="14.848cm" svg:height="11.135cm" svg:x="3.075cm" svg:y="2.257cm" presentation:class="page"/>
        <draw:frame presentation:style-name="Parallel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2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2" draw:text-style-name="MP10" draw:layer="backgroundobjects" svg:width="9.112cm" svg:height="1.484cm" svg:x="11.887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13" draw:text-style-name="MP13" draw:layer="backgroundobjects" svg:width="9.112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3" draw:text-style-name="MP10" draw:layer="backgroundobjects" svg:width="9.112cm" svg:height="1.484cm" svg:x="11.887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custom-shape draw:name="Rectangle 10" draw:style-name="Mgr8" draw:text-style-name="MP15" draw:layer="backgroundobjects" svg:width="25.399cm" svg:height="3.439cm" svg:x="0cm" svg:y="15.875cm">
        <text:p/>
        <draw:enhanced-geometry svg:viewBox="0 0 21600 21600" draw:type="rectangle" draw:enhanced-path="M 0 0 L 21600 0 21600 21600 0 21600 0 0 Z N"/>
      </draw:custom-shape>
      <draw:custom-shape draw:name="Rectangle 11" draw:style-name="Mgr9" draw:text-style-name="MP15" draw:layer="backgroundobjects" svg:width="25.399cm" svg:height="16.941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10" draw:text-style-name="MP16" draw:layer="backgroundobjects" svg:width="3.051cm" svg:height="0.643cm" svg:x="0.838cm" svg:y="17.714cm">
        <draw:image xlink:href="Pictures/10000201000001EC000000312186AA32.png" xlink:type="simple" xlink:show="embed" xlink:actuate="onLoad">
          <text:p/>
        </draw:image>
      </draw:frame>
      <draw:frame draw:name="Picture 20" draw:style-name="Mgr10" draw:text-style-name="MP16" draw:layer="backgroundobjects" svg:width="0.66cm" svg:height="0.078cm" svg:x="12.325cm" svg:y="18.459cm">
        <draw:image xlink:href="Pictures/10000201000000190000000355B907FB.png" xlink:type="simple" xlink:show="embed" xlink:actuate="onLoad">
          <text:p/>
        </draw:image>
      </draw:frame>
      <draw:frame draw:name="Picture 3" draw:style-name="Mgr11" draw:text-style-name="MP16" draw:layer="backgroundobjects" svg:width="25.712cm" svg:height="12.659cm" svg:x="-0.146cm" svg:y="6.641cm">
        <draw:image xlink:href="Pictures/10000201000003190000026ABFACD8F9.png" xlink:type="simple" xlink:show="embed" xlink:actuate="onLoad">
          <text:p/>
        </draw:image>
      </draw:frame>
      <draw:frame draw:name="Picture 9" draw:style-name="Mgr10" draw:text-style-name="MP16" draw:layer="backgroundobjects" svg:width="17.554cm" svg:height="7.134cm" svg:x="-0.348cm" svg:y="12.793cm">
        <draw:image xlink:href="Pictures/10000201000005F00000026A35A6EFE1.png" xlink:type="simple" xlink:show="embed" xlink:actuate="onLoad">
          <text:p/>
        </draw:image>
      </draw:frame>
      <draw:custom-shape draw:name="Rectangle 5" draw:style-name="Mgr9" draw:text-style-name="MP15" draw:layer="backgroundobjects" svg:width="25.399cm" svg:height="13.524cm" svg:x="0cm" svg:y="0cm">
        <text:p/>
        <draw:enhanced-geometry svg:viewBox="0 0 21600 21600" draw:type="rectangle" draw:enhanced-path="M 0 0 L 21600 0 21600 21600 0 21600 0 0 Z N"/>
      </draw:custom-shape>
      <draw:frame draw:name="Picture 14" draw:style-name="Mgr10" draw:text-style-name="MP16" draw:layer="backgroundobjects" svg:width="0.802cm" svg:height="1.489cm" svg:x="0.688cm" svg:y="6.848cm">
        <draw:image xlink:href="Pictures/100002010000003A0000006B9A1B6F04.png" xlink:type="simple" xlink:show="embed" xlink:actuate="onLoad">
          <text:p/>
        </draw:image>
      </draw:frame>
      <draw:frame draw:name="Title 1" presentation:style-name="Mpr14" draw:text-style-name="MP15" draw:layer="backgroundobjects" svg:width="16.951cm" svg:height="1.794cm" svg:x="1.451cm" svg:y="6.647cm" presentation:class="title" presentation:user-transformed="true">
        <draw:text-box>
          <text:p text:style-name="MP17"><text:span text:style-name="MT6">Click to edit the title text formatClick to edit Master title style</text:span></text:p>
        </draw:text-box>
      </draw:frame>
      <draw:frame presentation:style-name="Default_20_2-outline1" draw:layer="backgroundobjects" svg:width="22.859cm" svg:height="11.049cm" svg:x="1.27cm" svg:y="4.457cm" presentation:class="outline" presentation:placeholder="true">
        <draw:text-box/>
      </draw:frame>
      <draw:frame draw:style-name="Mgr1" draw:text-style-name="MP1" draw:layer="backgroundobjects" svg:width="4.762cm" svg:height="0.948cm" svg:x="19.366cm" svg:y="17.795cm">
        <draw:image xlink:href="Pictures/10000201000000EA000000319808232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2-title" draw:layer="backgroundobjects" svg:width="14.848cm" svg:height="11.135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2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10" draw:layer="backgroundobjects" svg:width="9.112cm" svg:height="1.484cm" svg:x="11.887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6" draw:text-style-name="MP13" draw:layer="backgroundobjects" svg:width="9.112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10" draw:layer="backgroundobjects" svg:width="9.112cm" svg:height="1.484cm" svg:x="11.887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dc:title>Novell Corporate Presentation Template 2009 - blue</dc:title>
    <dc:description>Version 08:  9/16/08</dc:description>
    <meta:creation-date>2012-06-01T05:30:13</meta:creation-date>
    <meta:editing-cycles>14</meta:editing-cycles>
    <meta:editing-duration>PT19H29M25S</meta:editing-duration>
    <meta:initial-creator>James Bottomley</meta:initial-creator>
    <dc:date>2012-08-31T07:54:09</dc:date>
    <dc:creator>James Bottomley</dc:creator>
    <meta:document-statistic meta:object-count="152"/>
    <meta:user-defined meta:name="Info 1">Version 08:  9/16/08</meta:user-defined>
    <meta:user-defined meta:name="Info 2"/>
    <meta:user-defined meta:name="Info 3"/>
    <meta:user-defined meta:name="Info 4"/>
  </office:meta>
</office:document-meta>
</file>